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2.208cm"/>
    </style:style>
    <style:style style:name="co4" style:family="table-column">
      <style:table-column-properties fo:break-before="auto" style:column-width="2.464cm"/>
    </style:style>
    <style:style style:name="co5" style:family="table-column">
      <style:table-column-properties fo:break-before="auto" style:column-width="2.591cm"/>
    </style:style>
    <style:style style:name="co6" style:family="table-column">
      <style:table-column-properties fo:break-before="auto" style:column-width="2.175cm"/>
    </style:style>
    <style:style style:name="co7" style:family="table-column">
      <style:table-column-properties fo:break-before="auto" style:column-width="2.028cm"/>
    </style:style>
    <style:style style:name="ro1" style:family="table-row">
      <style:table-row-properties style:row-height="0.46c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 style:data-style-name="N2">
      <style:table-cell-properties style:glyph-orientation-vertical="0" fo:background-color="#99cc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List1" table:style-name="ta1" table:print-ranges="List1.A5:List1.AMJ6552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016" table:default-cell-style-name="Default"/>
        <table:table-row table:style-name="ro1">
          <table:table-cell office:value-type="string">
            <text:p>adjust numberOfGrains and numer of steps to run (e.g O.run(1000,True))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>
            <text:p>run „yade-trunk-opt-multi -j1 triax-perf.table triax-perf.py“, wait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>
            <text:p>run „sh mkTextTable.sh“ and paste the result here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string">
            <text:p>threads</text:p>
          </table:table-cell>
          <table:table-cell office:value-type="string">
            <text:p>serial</text:p>
          </table:table-cell>
          <table:table-cell table:style-name="Default" office:value-type="string">
            <text:p>collider %</text:p>
          </table:table-cell>
          <table:table-cell office:value-type="string">
            <text:p>parallel</text:p>
          </table:table-cell>
          <table:table-cell office:value-type="string">
            <text:p>collider %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525980">
            <text:p>32525980</text:p>
          </table:table-cell>
          <table:table-cell office:value-type="float" office:value="16.73">
            <text:p>16,73</text:p>
          </table:table-cell>
          <table:table-cell office:value-type="float" office:value="27780272">
            <text:p>27780272</text:p>
          </table:table-cell>
          <table:table-cell office:value-type="float" office:value="20.93">
            <text:p>20,93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56941">
            <text:p>27256941</text:p>
          </table:table-cell>
          <table:table-cell office:value-type="float" office:value="20.53">
            <text:p>20,53</text:p>
          </table:table-cell>
          <table:table-cell office:value-type="float" office:value="20119294">
            <text:p>20119294</text:p>
          </table:table-cell>
          <table:table-cell office:value-type="float" office:value="28.36">
            <text:p>28,36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097620">
            <text:p>27097620</text:p>
          </table:table-cell>
          <table:table-cell office:value-type="float" office:value="21.93">
            <text:p>21,93</text:p>
          </table:table-cell>
          <table:table-cell office:value-type="float" office:value="18737113">
            <text:p>18737113</text:p>
          </table:table-cell>
          <table:table-cell office:value-type="float" office:value="31.25">
            <text:p>31,25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797744">
            <text:p>27797744</text:p>
          </table:table-cell>
          <table:table-cell office:value-type="float" office:value="21.58">
            <text:p>21,58</text:p>
          </table:table-cell>
          <table:table-cell office:value-type="float" office:value="20090885">
            <text:p>20090885</text:p>
          </table:table-cell>
          <table:table-cell office:value-type="float" office:value="30.68">
            <text:p>30,68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840928">
            <text:p>28840928</text:p>
          </table:table-cell>
          <table:table-cell office:value-type="float" office:value="20.84">
            <text:p>20,84</text:p>
          </table:table-cell>
          <table:table-cell office:value-type="float" office:value="21126843">
            <text:p>21126843</text:p>
          </table:table-cell>
          <table:table-cell office:value-type="float" office:value="29.95">
            <text:p>29,9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reads</text:p>
          </table:table-cell>
          <table:table-cell office:value-type="string">
            <text:p>serial dispatch [s]</text:p>
          </table:table-cell>
          <table:table-cell office:value-type="string">
            <text:p>time %</text:p>
          </table:table-cell>
          <table:table-cell office:value-type="string">
            <text:p>collider %</text:p>
          </table:table-cell>
          <table:table-cell office:value-type="string">
            <text:p>InteractionDispatchers [s]</text:p>
          </table:table-cell>
          <table:table-cell office:value-type="string">
            <text:p>time %</text:p>
          </table:table-cell>
          <table:table-cell office:value-type="string">
            <text:p>ref time %</text:p>
          </table:table-cell>
          <table:table-cell office:value-type="string">
            <text:p>collider %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2" table:formula="of:=[.B6]/1000000" office:value-type="float" office:value="32.52598">
            <text:p>32,53</text:p>
          </table:table-cell>
          <table:table-cell table:style-name="ce2" table:formula="of:=100*[.B13]/[.$B$13]" office:value-type="float" office:value="100">
            <text:p>100,00</text:p>
          </table:table-cell>
          <table:table-cell table:formula="of:=[.C6]" office:value-type="float" office:value="16.73">
            <text:p>16,73</text:p>
          </table:table-cell>
          <table:table-cell table:style-name="ce2" table:formula="of:=[.D6]/1000000" office:value-type="float" office:value="27.780272">
            <text:p>27,78</text:p>
          </table:table-cell>
          <table:table-cell table:style-name="ce2" table:formula="of:=100*[.E13]/[.$E$13]" office:value-type="float" office:value="100">
            <text:p>100,00</text:p>
          </table:table-cell>
          <table:table-cell table:style-name="ce2" table:formula="of:=100*[.E13]/[.$B$13]" office:value-type="float" office:value="85.4094849717057">
            <text:p>85,41</text:p>
          </table:table-cell>
          <table:table-cell table:formula="of:=[.E6]" office:value-type="float" office:value="20.93">
            <text:p>20,93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style-name="ce2" table:formula="of:=[.B7]/1000000" office:value-type="float" office:value="27.256941">
            <text:p>27,26</text:p>
          </table:table-cell>
          <table:table-cell table:style-name="ce2" table:formula="of:=100*[.B14]/[.$B$13]" office:value-type="float" office:value="83.8005219212457">
            <text:p>83,80</text:p>
          </table:table-cell>
          <table:table-cell table:formula="of:=[.C7]" office:value-type="float" office:value="20.53">
            <text:p>20,53</text:p>
          </table:table-cell>
          <table:table-cell table:style-name="ce2" table:formula="of:=[.D7]/1000000" office:value-type="float" office:value="20.119294">
            <text:p>20,12</text:p>
          </table:table-cell>
          <table:table-cell table:style-name="ce2" table:formula="of:=100*[.E14]/[.$E$13]" office:value-type="float" office:value="72.4229553979889">
            <text:p>72,42</text:p>
          </table:table-cell>
          <table:table-cell table:style-name="ce2" table:formula="of:=100*[.E14]/[.$B$13]" office:value-type="float" office:value="61.8560732067105">
            <text:p>61,86</text:p>
          </table:table-cell>
          <table:table-cell table:formula="of:=[.E7]" office:value-type="float" office:value="28.36">
            <text:p>28,36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style-name="ce2" table:formula="of:=[.B8]/1000000" office:value-type="float" office:value="27.09762">
            <text:p>27,10</text:p>
          </table:table-cell>
          <table:table-cell table:style-name="ce4" table:formula="of:=100*[.B15]/[.$B$13]" office:value-type="float" office:value="83.3106950197965">
            <text:p>83,31</text:p>
          </table:table-cell>
          <table:table-cell table:formula="of:=[.C8]" office:value-type="float" office:value="21.93">
            <text:p>21,93</text:p>
          </table:table-cell>
          <table:table-cell table:style-name="ce2" table:formula="of:=[.D8]/1000000" office:value-type="float" office:value="18.737113">
            <text:p>18,74</text:p>
          </table:table-cell>
          <table:table-cell table:style-name="ce2" table:formula="of:=100*[.E15]/[.$E$13]" office:value-type="float" office:value="67.4475505495411">
            <text:p>67,45</text:p>
          </table:table-cell>
          <table:table-cell table:style-name="ce2" table:formula="of:=100*[.E15]/[.$B$13]" office:value-type="float" office:value="57.6066055503939">
            <text:p>57,61</text:p>
          </table:table-cell>
          <table:table-cell table:formula="of:=[.E8]" office:value-type="float" office:value="31.25">
            <text:p>31,25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style-name="ce2" table:formula="of:=[.B9]/1000000" office:value-type="float" office:value="27.797744">
            <text:p>27,80</text:p>
          </table:table-cell>
          <table:table-cell table:style-name="ce2" table:formula="of:=100*[.B16]/[.$B$13]" office:value-type="float" office:value="85.4632020311148">
            <text:p>85,46</text:p>
          </table:table-cell>
          <table:table-cell table:formula="of:=[.C9]" office:value-type="float" office:value="21.58">
            <text:p>21,58</text:p>
          </table:table-cell>
          <table:table-cell table:style-name="ce2" table:formula="of:=[.D9]/1000000" office:value-type="float" office:value="20.090885">
            <text:p>20,09</text:p>
          </table:table-cell>
          <table:table-cell table:style-name="Default" table:formula="of:=100*[.E16]/[.$E$13]" office:value-type="float" office:value="72.3206921804077">
            <text:p>72,32</text:p>
          </table:table-cell>
          <table:table-cell table:style-name="Default" table:formula="of:=100*[.E16]/[.$B$13]" office:value-type="float" office:value="61.7687307192589">
            <text:p>61,77</text:p>
          </table:table-cell>
          <table:table-cell table:formula="of:=[.E9]" office:value-type="float" office:value="30.68">
            <text:p>30,68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style-name="ce2" table:formula="of:=[.B10]/1000000" office:value-type="float" office:value="28.840928">
            <text:p>28,84</text:p>
          </table:table-cell>
          <table:table-cell table:style-name="ce2" table:formula="of:=100*[.B17]/[.$B$13]" office:value-type="float" office:value="88.6704351413855">
            <text:p>88,67</text:p>
          </table:table-cell>
          <table:table-cell table:formula="of:=[.C10]" office:value-type="float" office:value="20.84">
            <text:p>20,84</text:p>
          </table:table-cell>
          <table:table-cell table:style-name="ce2" table:formula="of:=[.D10]/1000000" office:value-type="float" office:value="21.126843">
            <text:p>21,13</text:p>
          </table:table-cell>
          <table:table-cell table:style-name="ce2" table:formula="of:=100*[.E17]/[.$E$13]" office:value-type="float" office:value="76.0498061358075">
            <text:p>76,05</text:p>
          </table:table-cell>
          <table:table-cell table:style-name="ce2" table:formula="of:=100*[.E17]/[.$B$13]" office:value-type="float" office:value="64.9537477425738">
            <text:p>64,95</text:p>
          </table:table-cell>
          <table:table-cell table:formula="of:=[.E10]" office:value-type="float" office:value="29.95">
            <text:p>29,95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/>
          <table:table-cell table:style-name="ce2" table:number-columns-repeated="6"/>
          <table:table-cell table:number-columns-repeated="1017"/>
        </table:table-row>
        <table:table-row table:style-name="ro1">
          <table:table-cell/>
          <table:table-cell table:style-name="ce2"/>
          <table:table-cell table:style-name="Default"/>
          <table:table-cell table:style-name="ce2"/>
          <table:table-cell table:style-name="ce5"/>
          <table:table-cell table:style-name="ce2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" table:number-columns-repeated="6"/>
          <table:table-cell table:number-columns-repeated="1017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2" table:print-ranges="List2.A1:List2.AMJ65536">
        <table:table-column table:style-name="co1" table:default-cell-style-name="ce1"/>
        <table:table-column table:style-name="co7" table:number-columns-repeated="1023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3" table:style-name="ta3" table:print-ranges="List3.A1:List3.AMJ65536">
        <table:table-column table:style-name="co1" table:default-cell-style-name="ce1"/>
        <table:table-column table:style-name="co7" table:number-columns-repeated="1023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Sheet_Title_1" table:base-cell-address="$List1.$A$1" table:expression="&quot;List1&quot;"/>
        <table:named-range table:name="Excel_BuiltIn_Print_Area_1" table:base-cell-address="$List1.$A$1" table:cell-range-address="$List1.$A$5:.$AMJ$65525" table:range-usable-as="print-range"/>
        <table:named-expression table:name="Excel_BuiltIn_Sheet_Title_2" table:base-cell-address="$List1.$A$1" table:expression="&quot;List2&quot;"/>
        <table:named-range table:name="Excel_BuiltIn_Print_Area_2" table:base-cell-address="$List1.$A$1" table:cell-range-address="$List2.$A$1:.$AMJ$65536" table:range-usable-as="print-range"/>
        <table:named-expression table:name="Excel_BuiltIn_Sheet_Title_3" table:base-cell-address="$List1.$A$1" table:expression="&quot;List3&quot;"/>
        <table:named-range table:name="Excel_BuiltIn_Print_Area_3" table:base-cell-address="$List1.$A$1" table:cell-range-address="$List3.$A$1:.$AMJ$65536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currency-style style:name="N106P0" style:volatile="true">
      <number:text>$</number:text>
      <number:number number:decimal-places="0" number:min-integer-digits="1" number:grouping="true"/>
      <number:text> </number:text>
    </number:currency-style>
    <number:currency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currency-style>
    <number:currency-style style:name="N107P0" style:volatile="true">
      <number:text>$</number:text>
      <number:number number:decimal-places="0" number:min-integer-digits="1" number:grouping="true"/>
      <number:text> </number:text>
    </number:currency-style>
    <number:currency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text>$</number:text>
      <number:number number:decimal-places="2" number:min-integer-digits="1" number:grouping="true"/>
      <number:text> </number:text>
    </number:currency-style>
    <number:currency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text>$</number:text>
      <number:number number:decimal-places="2" number:min-integer-digits="1" number:grouping="true"/>
      <number:text> </number:text>
    </number:currency-style>
    <number:currency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5P0" style:volatile="true">
      <number:text> $</number:text>
      <number:number number:decimal-places="0" number:min-integer-digits="1" number:grouping="true"/>
      <number:text> </number:text>
    </number:currency-style>
    <number:currency-style style:name="N115P1" style:volatile="true">
      <number:text> $(</number:text>
      <number:number number:decimal-places="0" number:min-integer-digits="1" number:grouping="true"/>
      <number:text>)</number:text>
    </number:currency-style>
    <number:currency-style style:name="N115P2" style:volatile="true">
      <number:text> $- </number:text>
    </number:currency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7P0" style:volatile="true">
      <number:text> $</number:text>
      <number:number number:decimal-places="2" number:min-integer-digits="1" number:grouping="true"/>
      <number:text> </number:text>
    </number:currency-style>
    <number:currency-style style:name="N117P1" style:volatile="true">
      <number:text> $(</number:text>
      <number:number number:decimal-places="2" number:min-integer-digits="1" number:grouping="true"/>
      <number:text>)</number:text>
    </number:currency-style>
    <number:currency-style style:name="N117P2" style:volatile="true">
      <number:text> $-</number:text>
      <number:number number:decimal-places="0" number:min-integer-digits="0"/>
      <number:text> </number:text>
    </number:currency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Sans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1.341cm"/>
      </style:header-style>
      <style:footer-style>
        <style:header-footer-properties fo:min-height="0.751cm" fo:margin-left="0cm" fo:margin-right="0cm" fo:margin-top="1.3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7">07.07.2009</text:date>, <text:time>23:33:5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List2" style:display-name="PageStyle_List2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List3" style:display-name="PageStyle_List3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dc:date>2009-07-07T23:33:51</dc:date>
    <meta:editing-duration>PT00H41M24S</meta:editing-duration>
    <meta:editing-cycles>4</meta:editing-cycles>
    <meta:document-statistic meta:table-count="3" meta:cell-count="81" meta:object-count="0"/>
    <meta:user-defined meta:name="Informace 1"/>
    <meta:user-defined meta:name="Informace 2"/>
    <meta:user-defined meta:name="Informace 3"/>
    <meta:user-defined meta:name="Informace 4"/>
  </office:meta>
</office:document-meta>
</file>